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ebab" officeooo:paragraph-rsid="0007ebab"/>
    </style:style>
    <style:style style:name="P2" style:family="paragraph" style:parent-style-name="Standard">
      <style:text-properties officeooo:rsid="00085ae0" officeooo:paragraph-rsid="00085ae0"/>
    </style:style>
    <style:style style:name="P3" style:family="paragraph" style:parent-style-name="Standard">
      <style:text-properties officeooo:rsid="001715db" officeooo:paragraph-rsid="001715db"/>
    </style:style>
    <style:style style:name="P4" style:family="paragraph" style:parent-style-name="Standard">
      <style:text-properties style:text-line-through-style="solid" style:text-line-through-type="single" officeooo:rsid="0007ebab" officeooo:paragraph-rsid="0007eb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site:</text:p>
      <text:p text:style-name="P1"/>
      <text:p text:style-name="P1">Blog posts – come up with a schedule of posts.</text:p>
      <text:p text:style-name="P1"/>
      <text:p text:style-name="P4">News main and blog posts on the side.</text:p>
      <text:p text:style-name="P3">Hyperlink to news posts.</text:p>
      <text:p text:style-name="P3">Add blog tab.</text:p>
      <text:p text:style-name="P1"/>
      <text:p text:style-name="P1">Bio’s.</text:p>
      <text:p text:style-name="P1"/>
      <text:p text:style-name="P1">Aims logo website link.</text:p>
      <text:p text:style-name="P1"/>
      <text:p text:style-name="P4">Remove for now.</text:p>
      <text:p text:style-name="P1"/>
      <text:p text:style-name="P1">Contact page.</text:p>
      <text:p text:style-name="P1"/>
      <text:p text:style-name="P1">Change contact page.</text:p>
      <text:p text:style-name="P1"/>
      <text:p text:style-name="P2">Events: workshops, talks and seminars.</text:p>
      <text:p text:style-name="P2"/>
      <text:p text:style-name="P2">Talk to jonathan about hosting.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3:35:34.274188120</meta:creation-date>
    <dc:date>2018-06-26T20:32:25.595680134</dc:date>
    <meta:editing-duration>P3DT5H27M13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1" meta:paragraph-count="12" meta:word-count="48" meta:character-count="275" meta:non-whitespace-character-count="237"/>
  </office:meta>
</office:document-meta>
</file>